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Untertitel" style:family="paragraph">
      <style:paragraph-properties fo:text-align="start"/>
      <style:text-properties fo:color="#3FBDBE"/>
    </style:style>
    <style:style style:name="P3" style:parent-style-name="Textbody" style:family="paragraph">
      <style:text-properties fo:color="#111111"/>
    </style:style>
    <style:style style:name="P4" style:parent-style-name="Textbody" style:family="paragraph">
      <style:text-properties fo:color="#111111"/>
    </style:style>
    <style:style style:name="P5" style:parent-style-name="Textbody" style:family="paragraph">
      <style:text-properties fo:color="#111111"/>
    </style:style>
    <style:style style:name="P6" style:parent-style-name="Textbody" style:family="paragraph">
      <style:text-properties fo:color="#111111"/>
    </style:style>
    <style:style style:name="P7" style:parent-style-name="Textbody" style:family="paragraph">
      <style:text-properties fo:color="#111111"/>
    </style:style>
    <style:style style:name="P8" style:parent-style-name="Untertitel" style:family="paragraph">
      <style:paragraph-properties fo:text-align="start"/>
    </style:style>
    <style:style style:name="T9" style:parent-style-name="Absatz-Standardschriftart" style:family="text">
      <style:text-properties fo:color="#3FBDBE"/>
    </style:style>
    <style:style style:name="T10" style:parent-style-name="Absatz-Standardschriftart" style:family="text">
      <style:text-properties fo:color="#2BD0D2"/>
    </style:style>
    <style:style style:name="T11" style:parent-style-name="Absatz-Standardschriftart" style:family="text">
      <style:text-properties fo:color="#2BD0D2"/>
    </style:style>
    <style:style style:name="P12" style:parent-style-name="Textbody" style:family="paragraph">
      <style:text-properties fo:color="#FFFFFF"/>
    </style:style>
    <style:style style:name="P13" style:parent-style-name="Textbody" style:family="paragraph">
      <style:paragraph-properties>
        <style:tab-stops>
          <style:tab-stop style:type="left" style:position="1.7083in"/>
        </style:tab-stops>
      </style:paragraph-properties>
    </style:style>
    <style:style style:name="P14" style:parent-style-name="Textbody" style:family="paragraph">
      <style:paragraph-properties>
        <style:tab-stops>
          <style:tab-stop style:type="left" style:position="1.7083in"/>
        </style:tab-stops>
      </style:paragraph-properties>
    </style:style>
  </office:automatic-styles>
  <office:body>
    <office:text text:use-soft-page-breaks="true">
      <text:p text:style-name="P1">Sonnenblumenkernkekse</text:p>
      <text:p text:style-name="Standard"/>
      <text:p text:style-name="P2">Zutaten:</text:p>
      <text:list text:style-name="LFO1" text:continue-numbering="true">
        <text:list-item>
          <text:p text:style-name="P3">450g <text:s/>Sonnenblumenkerne</text:p>
        </text:list-item>
        <text:list-item>
          <text:p text:style-name="P4">200g <text:s/>Mandeln, (gehackt)</text:p>
        </text:list-item>
        <text:list-item>
          <text:p text:style-name="P5">3 Eier</text:p>
        </text:list-item>
        <text:list-item>
          <text:p text:style-name="P6">350g <text:s/>Rohrzucker</text:p>
        </text:list-item>
      </text:list>
      <text:p text:style-name="P7"/>
      <text:p text:style-name="P8"><text:span text:style-name="T9">Zubereitun</text:span><text:span text:style-name="T10">g:</text:span></text:p>
      <text:p text:style-name="Textbody"/>
      <text:p text:style-name="Textbody">Na?! Bist du auch Hobbylos und kannst auch nicht Backen? Herzlichen Glückwunsch, du bist einfach nutzlos und jetzt<text:s/>kannst du dich aufhängen gehen oder dich nützlich machen und die leckere <text:s text:c="2"/>Sonnenblumenkernkekse backen<text:span text:style-name="T11">.</text:span></text:p>
      <text:p text:style-name="Textbody">Die nackten Eier trennen und das Eigelb schaumig rühren. Danach den sweeten Rohrzucker unterrühren und anschließend die reifen Sonnenblumenkerne und die alten Mandeln dazugeben. Als letztes das weiße Eiweiß zu Eischnee schlagen und unterheben. Kleine Häufchen auf ein Backblech geben. Die<text:s/>coolen<text:s/>Kekse<text:s/>bei 150 °C 10 Minuten backen .</text:p>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SimSun"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 Stocker</dc:creator>
    <meta:creation-date>2018-02-28T20:08:00Z</meta:creation-date>
    <dc:date>2019-11-29T10:13:00Z</dc:date>
    <meta:template xlink:href="Normal" xlink:type="simple"/>
    <meta:editing-cycles>3</meta:editing-cycles>
    <meta:editing-duration>PT0S</meta:editing-duration>
    <meta:document-statistic meta:page-count="1" meta:paragraph-count="1" meta:word-count="92" meta:character-count="675" meta:row-count="4" meta:non-whitespace-character-count="584"/>
  </office:meta>
</office:document-meta>
</file>